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MesloLGS NF" svg:font-family="'MesloLGS NF'" style:font-pitch="fixed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6d6d" loext:opacity="100%" fo:font-size="14pt" fo:font-weight="bold" officeooo:paragraph-rsid="001e9811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dwaita Sans" officeooo:rsid="00354675" officeooo:paragraph-rsid="00354675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Adwaita Sans" officeooo:rsid="000e37dd" officeooo:paragraph-rsid="000e37dd"/>
    </style:style>
    <style:style style:name="P4" style:family="paragraph" style:parent-style-name="Standard">
      <style:paragraph-properties fo:text-align="start" style:justify-single-word="false"/>
      <style:text-properties style:font-name="Adwaita Sans" officeooo:rsid="000e37dd" officeooo:paragraph-rsid="000e37dd"/>
    </style:style>
    <style:style style:name="P5" style:family="paragraph" style:parent-style-name="Standard">
      <style:paragraph-properties fo:text-align="center" style:justify-single-word="false"/>
      <style:text-properties style:font-name="MesloLGS NF" officeooo:paragraph-rsid="003c9a21"/>
    </style:style>
    <style:style style:name="P6" style:family="paragraph" style:parent-style-name="Standard">
      <style:paragraph-properties fo:text-align="center" style:justify-single-word="false"/>
      <style:text-properties style:font-name="Adwaita Sans" officeooo:rsid="0023e337" officeooo:paragraph-rsid="0036e5a1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Adwaita Sans" officeooo:rsid="00273757" officeooo:paragraph-rsid="00273757"/>
    </style:style>
    <style:style style:name="P8" style:family="paragraph" style:parent-style-name="Standard" style:list-style-name="L3">
      <style:paragraph-properties fo:text-align="start" style:justify-single-word="false"/>
      <style:text-properties style:font-name="Adwaita Sans" officeooo:rsid="000e37dd" officeooo:paragraph-rsid="000e37dd"/>
    </style:style>
    <style:style style:name="P9" style:family="paragraph" style:parent-style-name="Standard" style:list-style-name="L3">
      <style:paragraph-properties fo:text-align="start" style:justify-single-word="false"/>
      <style:text-properties officeooo:paragraph-rsid="000e37dd"/>
    </style:style>
    <style:style style:name="P10" style:family="paragraph" style:parent-style-name="Standard" style:list-style-name="L3">
      <style:paragraph-properties fo:text-align="start" style:justify-single-word="false"/>
      <style:text-properties style:font-name="Adwaita Sans" officeooo:rsid="001b66d4" officeooo:paragraph-rsid="001b66d4"/>
    </style:style>
    <style:style style:name="P11" style:family="paragraph" style:parent-style-name="Standard" style:list-style-name="L3">
      <style:paragraph-properties fo:text-align="start" style:justify-single-word="false"/>
      <style:text-properties style:font-name="Adwaita Sans" officeooo:rsid="001ca26b" officeooo:paragraph-rsid="001ca26b"/>
    </style:style>
    <style:style style:name="P12" style:family="paragraph" style:parent-style-name="Standard" style:list-style-name="L4">
      <style:paragraph-properties fo:text-align="start" style:justify-single-word="false"/>
      <style:text-properties style:font-name="Adwaita Sans" officeooo:rsid="0028541c" officeooo:paragraph-rsid="0028541c"/>
    </style:style>
    <style:style style:name="P13" style:family="paragraph" style:parent-style-name="Standard" style:list-style-name="L5">
      <style:paragraph-properties fo:text-align="start" style:justify-single-word="false"/>
      <style:text-properties style:font-name="Adwaita Sans" officeooo:rsid="000e37dd" officeooo:paragraph-rsid="000e37dd"/>
    </style:style>
    <style:style style:name="P14" style:family="paragraph" style:parent-style-name="Standard" style:list-style-name="L5">
      <style:paragraph-properties fo:text-align="start" style:justify-single-word="false"/>
      <style:text-properties style:font-name="Adwaita Sans" officeooo:rsid="00206828" officeooo:paragraph-rsid="00206828"/>
    </style:style>
    <style:style style:name="P15" style:family="paragraph" style:parent-style-name="Standard" style:list-style-name="L5">
      <style:paragraph-properties fo:text-align="start" style:justify-single-word="false"/>
      <style:text-properties style:font-name="Adwaita Sans" officeooo:paragraph-rsid="00206828"/>
    </style:style>
    <style:style style:name="P16" style:family="paragraph" style:parent-style-name="Standard" style:list-style-name="L6">
      <style:paragraph-properties fo:text-align="start" style:justify-single-word="false"/>
      <style:text-properties style:font-name="Adwaita Sans" officeooo:rsid="0029a921" officeooo:paragraph-rsid="0029a921"/>
    </style:style>
    <style:style style:name="P17" style:family="paragraph" style:parent-style-name="Standard" style:list-style-name="L5">
      <style:paragraph-properties fo:text-align="start" style:justify-single-word="false"/>
      <style:text-properties style:font-name="Adwaita Sans" officeooo:rsid="002bea19" officeooo:paragraph-rsid="002bea19"/>
    </style:style>
    <style:style style:name="P18" style:family="paragraph" style:parent-style-name="Standard">
      <style:paragraph-properties fo:text-align="start" style:justify-single-word="false"/>
      <style:text-properties style:font-name="Adwaita Sans" fo:font-weight="normal" officeooo:rsid="002bea19" officeooo:paragraph-rsid="002bea19" style:font-weight-asian="normal" style:font-weight-complex="normal"/>
    </style:style>
    <style:style style:name="P19" style:family="paragraph" style:parent-style-name="Standard" style:list-style-name="L7">
      <style:paragraph-properties fo:text-align="start" style:justify-single-word="false"/>
      <style:text-properties style:font-name="Adwaita Sans" officeooo:rsid="002b68b2" officeooo:paragraph-rsid="002b68b2"/>
    </style:style>
    <style:style style:name="P20" style:family="paragraph" style:parent-style-name="Standard" style:list-style-name="L5">
      <style:paragraph-properties fo:text-align="start" style:justify-single-word="false"/>
      <style:text-properties officeooo:paragraph-rsid="0036e5a1"/>
    </style:style>
    <style:style style:name="P21" style:family="paragraph" style:parent-style-name="Standard" style:list-style-name="L5">
      <style:paragraph-properties fo:text-align="start" style:justify-single-word="false"/>
      <style:text-properties style:font-name="Adwaita Sans" officeooo:rsid="000e37dd" officeooo:paragraph-rsid="0036e5a1"/>
    </style:style>
    <style:style style:name="P22" style:family="paragraph" style:parent-style-name="Standard">
      <style:paragraph-properties fo:text-align="start" style:justify-single-word="false"/>
      <style:text-properties officeooo:paragraph-rsid="003c4f03"/>
    </style:style>
    <style:style style:name="P23" style:family="paragraph" style:parent-style-name="Standard" style:list-style-name="L5">
      <style:paragraph-properties fo:text-align="center" style:justify-single-word="false"/>
      <style:text-properties fo:color="#d4ea6b" loext:opacity="100%" style:font-name="Adwaita Sans" fo:font-size="14pt" fo:font-weight="bold" officeooo:rsid="002255d5" officeooo:paragraph-rsid="002255d5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Adwaita Sans" officeooo:rsid="004b4faf" officeooo:paragraph-rsid="004b4faf"/>
    </style:style>
    <style:style style:name="P25" style:family="paragraph" style:parent-style-name="Standard">
      <style:paragraph-properties fo:text-align="start" style:justify-single-word="false"/>
      <style:text-properties style:font-name="Adwaita Sans" officeooo:rsid="000e37dd" officeooo:paragraph-rsid="000eca02"/>
    </style:style>
    <style:style style:name="P26" style:family="paragraph" style:parent-style-name="Standard" style:list-style-name="L8">
      <style:paragraph-properties fo:text-align="start" style:justify-single-word="false"/>
      <style:text-properties style:font-name="Adwaita Sans" officeooo:rsid="002fc57d" officeooo:paragraph-rsid="002fc57d"/>
    </style:style>
    <style:style style:name="P27" style:family="paragraph" style:parent-style-name="Standard" style:list-style-name="L5">
      <style:paragraph-properties fo:text-align="start" style:justify-single-word="false"/>
      <style:text-properties style:font-name="Adwaita Sans" officeooo:rsid="000e37dd" officeooo:paragraph-rsid="000eca02"/>
    </style:style>
    <style:style style:name="P28" style:family="paragraph" style:parent-style-name="Standard" style:list-style-name="L5">
      <style:paragraph-properties fo:text-align="start" style:justify-single-word="false"/>
      <style:text-properties style:font-name="Adwaita Sans" officeooo:rsid="000ff5c9" officeooo:paragraph-rsid="000ff5c9"/>
    </style:style>
    <style:style style:name="P29" style:family="paragraph" style:parent-style-name="Standard" style:list-style-name="L5">
      <style:paragraph-properties fo:text-align="start" style:justify-single-word="false"/>
      <style:text-properties style:font-name="Adwaita Sans" officeooo:rsid="00131ec8" officeooo:paragraph-rsid="00131ec8"/>
    </style:style>
    <style:style style:name="P30" style:family="paragraph" style:parent-style-name="Standard" style:list-style-name="L5">
      <style:paragraph-properties fo:text-align="start" style:justify-single-word="false"/>
      <style:text-properties fo:color="#afd095" loext:opacity="100%" style:font-name="Adwaita Sans" fo:font-size="10.5pt" fo:font-style="italic" fo:font-weight="bold" officeooo:rsid="00131ec8" officeooo:paragraph-rsid="00131ec8" style:font-size-asian="10.5pt" style:font-style-asian="italic" style:font-weight-asian="bold" style:font-size-complex="10.5pt" style:font-style-complex="italic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Adwaita Sans" officeooo:rsid="00131ec8" officeooo:paragraph-rsid="00131ec8"/>
    </style:style>
    <style:style style:name="P32" style:family="paragraph" style:parent-style-name="Standard">
      <style:paragraph-properties fo:text-align="start" style:justify-single-word="false"/>
      <style:text-properties style:font-name="Adwaita Sans" officeooo:rsid="00131ec8" officeooo:paragraph-rsid="0052bf98"/>
    </style:style>
    <style:style style:name="P33" style:family="paragraph" style:parent-style-name="Standard" style:list-style-name="L9">
      <style:paragraph-properties fo:text-align="start" style:justify-single-word="false"/>
      <style:text-properties style:font-name="Adwaita Sans" officeooo:rsid="00131ec8" officeooo:paragraph-rsid="00131ec8"/>
    </style:style>
    <style:style style:name="P34" style:family="paragraph" style:parent-style-name="Standard">
      <style:paragraph-properties fo:text-align="start" style:justify-single-word="false"/>
      <style:text-properties style:font-name="Adwaita Sans" officeooo:rsid="00183b72" officeooo:paragraph-rsid="00131ec8"/>
    </style:style>
    <style:style style:name="P35" style:family="paragraph" style:parent-style-name="Standard">
      <style:paragraph-properties fo:text-align="start" style:justify-single-word="false"/>
      <style:text-properties style:font-name="Adwaita Sans" officeooo:rsid="00196f6b" officeooo:paragraph-rsid="0052bf98"/>
    </style:style>
    <style:style style:name="P36" style:family="paragraph" style:parent-style-name="Standard" style:list-style-name="L10">
      <style:paragraph-properties fo:text-align="start" style:justify-single-word="false"/>
      <style:text-properties style:font-name="Adwaita Sans" officeooo:rsid="00131ec8" officeooo:paragraph-rsid="00196f6b"/>
    </style:style>
    <style:style style:name="P37" style:family="paragraph" style:parent-style-name="Standard">
      <style:paragraph-properties fo:text-align="start" style:justify-single-word="false"/>
      <style:text-properties style:font-name="Adwaita Sans" officeooo:rsid="000e37dd" officeooo:paragraph-rsid="00344e69"/>
    </style:style>
    <style:style style:name="P38" style:family="paragraph" style:parent-style-name="Standard" style:list-style-name="L5">
      <style:paragraph-properties fo:text-align="start" style:justify-single-word="false"/>
      <style:text-properties style:font-name="Adwaita Sans" officeooo:rsid="0011b7b2" officeooo:paragraph-rsid="0011b7b2"/>
    </style:style>
    <style:style style:name="P39" style:family="paragraph" style:parent-style-name="Standard">
      <style:paragraph-properties fo:text-align="start" style:justify-single-word="false"/>
      <style:text-properties style:font-name="Adwaita Sans" officeooo:rsid="0011b7b2" officeooo:paragraph-rsid="0011b7b2"/>
    </style:style>
    <style:style style:name="P40" style:family="paragraph" style:parent-style-name="Standard">
      <style:paragraph-properties fo:text-align="start" style:justify-single-word="false"/>
      <style:text-properties style:font-name="Adwaita Sans" officeooo:rsid="0011b7b2" officeooo:paragraph-rsid="0052bf98"/>
    </style:style>
    <style:style style:name="P41" style:family="paragraph" style:parent-style-name="Standard" style:list-style-name="L11">
      <style:paragraph-properties fo:text-align="start" style:justify-single-word="false"/>
      <style:text-properties style:font-name="Adwaita Sans" officeooo:rsid="00126577" officeooo:paragraph-rsid="00126577"/>
    </style:style>
    <style:style style:name="P42" style:family="paragraph" style:parent-style-name="Standard">
      <style:paragraph-properties fo:text-align="start" style:justify-single-word="false"/>
      <style:text-properties style:font-name="Adwaita Sans" officeooo:rsid="00126577" officeooo:paragraph-rsid="00126577"/>
    </style:style>
    <style:style style:name="P43" style:family="paragraph" style:parent-style-name="Standard" style:list-style-name="L12">
      <style:paragraph-properties fo:text-align="start" style:justify-single-word="false"/>
      <style:text-properties style:font-name="Adwaita Sans" officeooo:rsid="00126577" officeooo:paragraph-rsid="00126577"/>
    </style:style>
    <style:style style:name="P44" style:family="paragraph" style:parent-style-name="Standard">
      <style:paragraph-properties fo:text-align="start" style:justify-single-word="false"/>
      <style:text-properties style:font-name="MesloLGS NF" officeooo:paragraph-rsid="003eb1ff"/>
    </style:style>
    <style:style style:name="P45" style:family="paragraph" style:parent-style-name="Standard">
      <style:paragraph-properties fo:text-align="start" style:justify-single-word="false"/>
      <style:text-properties style:font-name="MesloLGS NF" officeooo:paragraph-rsid="0036e5a1"/>
    </style:style>
    <style:style style:name="P46" style:family="paragraph" style:parent-style-name="Standard">
      <style:paragraph-properties fo:text-align="start" style:justify-single-word="false"/>
      <style:text-properties style:font-name="MesloLGS NF" officeooo:rsid="001e9811" officeooo:paragraph-rsid="0036e5a1"/>
    </style:style>
    <style:style style:name="T1" style:family="text">
      <style:text-properties style:font-name="Adwaita Sans" officeooo:rsid="000e37dd"/>
    </style:style>
    <style:style style:name="T2" style:family="text">
      <style:text-properties style:font-name="Adwaita Sans" officeooo:rsid="00354675"/>
    </style:style>
    <style:style style:name="T3" style:family="text">
      <style:text-properties fo:color="#808080" loext:opacity="100%" fo:font-style="italic" style:font-style-asian="italic" style:font-style-complex="italic"/>
    </style:style>
    <style:style style:name="T4" style:family="text">
      <style:text-properties officeooo:rsid="0023e337"/>
    </style:style>
    <style:style style:name="T5" style:family="text">
      <style:text-properties style:font-name="Adwaita Sans" officeooo:rsid="0023e337"/>
    </style:style>
    <style:style style:name="T6" style:family="text">
      <style:text-properties fo:color="#5983b0" loext:opacity="100%" style:text-line-through-style="none" style:text-line-through-type="none" style:font-name="Adwaita Sans" fo:font-size="14pt" fo:font-weight="bold" officeooo:rsid="0023e337" style:font-size-asian="14pt" style:font-weight-asian="bold" style:font-size-complex="14pt" style:font-weight-complex="bold"/>
    </style:style>
    <style:style style:name="T7" style:family="text">
      <style:text-properties fo:color="#bf819e" loext:opacity="100%" style:text-underline-style="none" fo:font-weight="normal" style:font-weight-asian="normal" style:font-weight-complex="normal"/>
    </style:style>
    <style:style style:name="T8" style:family="text">
      <style:text-properties fo:color="#bf819e" loext:opacity="100%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position="sub 58%"/>
    </style:style>
    <style:style style:name="T10" style:family="text">
      <style:text-properties style:text-position="0% 100%"/>
    </style:style>
    <style:style style:name="T11" style:family="text">
      <style:text-properties fo:color="#808080" loext:opacity="100%" style:text-position="0% 100%" fo:font-style="italic" style:font-style-asian="italic" style:font-style-complex="italic"/>
    </style:style>
    <style:style style:name="T12" style:family="text">
      <style:text-properties fo:color="#808080" loext:opacity="100%" style:font-name="Adwaita Sans" fo:font-style="italic" officeooo:rsid="000e37dd" style:font-style-asian="italic" style:font-style-complex="italic"/>
    </style:style>
    <style:style style:name="T13" style:family="text">
      <style:text-properties style:text-position="super 58%" style:font-name="Adwaita Sans" officeooo:rsid="000e37dd"/>
    </style:style>
    <style:style style:name="T14" style:family="text">
      <style:text-properties style:text-position="0% 100%" style:font-name="Adwaita Sans" officeooo:rsid="000e37dd"/>
    </style:style>
    <style:style style:name="T15" style:family="text">
      <style:text-properties fo:color="#808080" loext:opacity="100%" style:text-position="0% 100%" style:font-name="Adwaita Sans" fo:font-style="italic" officeooo:rsid="000e37dd" style:font-style-asian="italic" style:font-style-complex="italic"/>
    </style:style>
    <style:style style:name="T16" style:family="text">
      <style:text-properties fo:color="#808080" loext:opacity="100%" fo:font-style="italic" style:text-underline-style="none" style:font-style-asian="italic" style:font-style-complex="italic"/>
    </style:style>
    <style:style style:name="T17" style:family="text">
      <style:text-properties fo:color="#808080" loext:opacity="100%"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style:text-position="super 58%"/>
    </style:style>
    <style:style style:name="T19" style:family="text">
      <style:text-properties fo:color="#808080" loext:opacity="100%" style:text-position="sub 58%" fo:font-style="italic" style:font-style-asian="italic" style:font-style-complex="italic"/>
    </style:style>
    <style:style style:name="T20" style:family="text">
      <style:text-properties officeooo:rsid="00206828"/>
    </style:style>
    <style:style style:name="T21" style:family="text">
      <style:text-properties fo:color="#808080" loext:opacity="100%" fo:font-style="italic" officeooo:rsid="00206828" style:font-style-asian="italic" style:font-style-complex="italic"/>
    </style:style>
    <style:style style:name="T22" style:family="text">
      <style:text-properties fo:color="#808080" loext:opacity="100%" fo:font-style="italic" officeooo:rsid="002b99b6" style:font-style-asian="italic" style:font-style-complex="italic"/>
    </style:style>
    <style:style style:name="T23" style:family="text">
      <style:text-properties fo:color="#808080" loext:opacity="100%" fo:font-style="italic" style:text-underline-style="solid" style:text-underline-width="auto" style:text-underline-color="font-color" officeooo:rsid="002b99b6" style:font-style-asian="italic" style:font-style-complex="italic"/>
    </style:style>
    <style:style style:name="T24" style:family="text">
      <style:text-properties officeooo:rsid="002b99b6"/>
    </style:style>
    <style:style style:name="T25" style:family="text">
      <style:text-properties fo:color="#808080" loext:opacity="100%" style:text-position="0% 100%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style:text-position="0% 100%" fo:font-weight="normal" style:font-weight-asian="normal" style:font-weight-complex="normal"/>
    </style:style>
    <style:style style:name="T27" style:family="text">
      <style:text-properties fo:color="#808080" loext:opacity="100%" style:text-position="sub 58%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style:text-position="sub 58%" fo:font-weight="normal" style:font-weight-asian="normal" style:font-weight-complex="normal"/>
    </style:style>
    <style:style style:name="T29" style:family="text">
      <style:text-properties fo:color="#808080" loext:opacity="100%" style:text-position="0% 100%" fo:font-style="italic" fo:font-weight="normal" officeooo:rsid="002cdbd5" style:font-style-asian="italic" style:font-weight-asian="normal" style:font-style-complex="italic" style:font-weight-complex="normal"/>
    </style:style>
    <style:style style:name="T30" style:family="text">
      <style:text-properties fo:color="#bf819e" loext:opacity="100%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color="#bf819e" loext:opacity="100%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fo:color="#808080" loext:opacity="100%" fo:font-style="italic" officeooo:rsid="002dc689" style:font-style-asian="italic" style:font-style-complex="italic"/>
    </style:style>
    <style:style style:name="T33" style:family="text">
      <style:text-properties fo:color="#808080" loext:opacity="100%" fo:font-style="italic" style:text-underline-style="solid" style:text-underline-width="auto" style:text-underline-color="font-color" fo:font-weight="normal" officeooo:rsid="002dc689" style:font-style-asian="italic" style:font-weight-asian="normal" style:font-style-complex="italic" style:font-weight-complex="normal"/>
    </style:style>
    <style:style style:name="T34" style:family="text">
      <style:text-properties style:text-position="0% 100%" officeooo:rsid="000ff54d"/>
    </style:style>
    <style:style style:name="T35" style:family="text">
      <style:text-properties style:font-name="Adwaita Sans" officeooo:rsid="002fc57d"/>
    </style:style>
    <style:style style:name="T36" style:family="text">
      <style:text-properties style:font-name="Adwaita Sans" officeooo:rsid="00315426"/>
    </style:style>
    <style:style style:name="T37" style:family="text">
      <style:text-properties style:font-name="MesloLGS NF"/>
    </style:style>
    <style:style style:name="T38" style:family="text">
      <style:text-properties officeooo:rsid="0025d2be"/>
    </style:style>
    <style:style style:name="T39" style:family="text">
      <style:text-properties fo:color="#bf819e" loext:opacity="100%" officeooo:rsid="0025d2be"/>
    </style:style>
    <style:style style:name="T40" style:family="text">
      <style:text-properties fo:color="#e8f2a1" loext:opacity="100%" style:text-underline-style="none" fo:font-weight="bold" officeooo:rsid="0025d2be" style:font-weight-asian="bold" style:font-weight-complex="bold"/>
    </style:style>
    <style:style style:name="T41" style:family="text">
      <style:text-properties fo:color="#e8f2a1" loext:opacity="100%" style:text-underline-style="none" fo:font-weight="bold" style:font-weight-asian="bold" style:font-weight-complex="bold"/>
    </style:style>
    <style:style style:name="T42" style:family="text">
      <style:text-properties fo:color="#e8f2a1" loext:opacity="100%" style:text-underline-style="solid" style:text-underline-width="auto" style:text-underline-color="font-color" fo:font-weight="bold" officeooo:rsid="000eca02" style:font-weight-asian="bold" style:font-weight-complex="bold"/>
    </style:style>
    <style:style style:name="T43" style:family="text">
      <style:text-properties officeooo:rsid="000eca02"/>
    </style:style>
    <style:style style:name="T44" style:family="text">
      <style:text-properties fo:color="#808080" loext:opacity="100%" fo:font-style="italic" officeooo:rsid="000eca02" style:font-style-asian="italic" style:font-style-complex="italic"/>
    </style:style>
    <style:style style:name="T45" style:family="text">
      <style:text-properties style:text-position="sub 58%" officeooo:rsid="000eca02"/>
    </style:style>
    <style:style style:name="T46" style:family="text">
      <style:text-properties style:text-position="0% 100%" officeooo:rsid="000eca02"/>
    </style:style>
    <style:style style:name="T47" style:family="text">
      <style:text-properties style:text-position="0% 100%" officeooo:rsid="0059264c"/>
    </style:style>
    <style:style style:name="T48" style:family="text">
      <style:text-properties style:text-position="sub 58%" officeooo:rsid="000ff54d"/>
    </style:style>
    <style:style style:name="T49" style:family="text">
      <style:text-properties fo:color="#808080" loext:opacity="100%" style:text-position="0% 100%" fo:font-style="italic" officeooo:rsid="000eca02" style:font-style-asian="italic" style:font-style-complex="italic"/>
    </style:style>
    <style:style style:name="T50" style:family="text">
      <style:text-properties fo:color="#808080" loext:opacity="100%" style:text-position="0% 100%" fo:font-style="italic" officeooo:rsid="005990c8" style:font-style-asian="italic" style:font-style-complex="italic"/>
    </style:style>
    <style:style style:name="T51" style:family="text">
      <style:text-properties style:text-position="super 58%" officeooo:rsid="000eca02"/>
    </style:style>
    <style:style style:name="T52" style:family="text">
      <style:text-properties officeooo:rsid="0052bf98"/>
    </style:style>
    <style:style style:name="T53" style:family="text">
      <style:text-properties fo:color="#afd095" loext:opacity="100%" fo:font-size="10.5pt" fo:font-style="italic" fo:font-weight="bold" officeooo:rsid="0025d2be" style:font-size-asian="10.5pt" style:font-style-asian="italic" style:font-weight-asian="bold" style:font-size-complex="10.5pt" style:font-style-complex="italic" style:font-weight-complex="bold"/>
    </style:style>
    <style:style style:name="T54" style:family="text">
      <style:text-properties fo:color="#afd095" loext:opacity="100%" fo:font-size="10.5pt" fo:font-style="italic" fo:font-weight="bold" officeooo:rsid="00126577" style:font-size-asian="10.5pt" style:font-style-asian="italic" style:font-weight-asian="bold" style:font-size-complex="10.5pt" style:font-style-complex="italic" style:font-weight-complex="bold"/>
    </style:style>
    <style:style style:name="T55" style:family="text">
      <style:text-properties fo:color="#afd095" loext:opacity="100%" fo:font-size="10.5pt" fo:font-style="italic" fo:font-weight="bold" officeooo:rsid="0052bf98" style:font-size-asian="10.5pt" style:font-style-asian="italic" style:font-weight-asian="bold" style:font-size-complex="10.5pt" style:font-style-complex="italic" style:font-weight-complex="bold"/>
    </style:style>
    <style:style style:name="T56" style:family="text">
      <style:text-properties style:text-position="0% 100%" officeooo:rsid="0014f5f5"/>
    </style:style>
    <style:style style:name="T57" style:family="text">
      <style:text-properties style:text-position="0% 100%" officeooo:rsid="0016a7e8"/>
    </style:style>
    <style:style style:name="T58" style:family="text">
      <style:text-properties style:text-position="0% 100%" officeooo:rsid="00196f6b"/>
    </style:style>
    <style:style style:name="T59" style:family="text">
      <style:text-properties fo:color="#808080" loext:opacity="100%" style:text-position="0% 100%" fo:font-style="italic" officeooo:rsid="00183b72" style:font-style-asian="italic" style:font-style-complex="italic"/>
    </style:style>
    <style:style style:name="T60" style:family="text">
      <style:text-properties fo:color="#808080" loext:opacity="100%" style:text-position="0% 100%" fo:font-style="italic" officeooo:rsid="002c9676" style:font-style-asian="italic" style:font-style-complex="italic"/>
    </style:style>
    <style:style style:name="T61" style:family="text">
      <style:text-properties fo:color="#808080" loext:opacity="100%" style:text-position="0% 100%" fo:font-style="italic" officeooo:rsid="0016a7e8" style:font-style-asian="italic" style:font-style-complex="italic"/>
    </style:style>
    <style:style style:name="T62" style:family="text">
      <style:text-properties fo:color="#808080" loext:opacity="100%" style:text-position="0% 100%" fo:font-style="italic" officeooo:rsid="0014f5f5" style:font-style-asian="italic" style:font-style-complex="italic"/>
    </style:style>
    <style:style style:name="T63" style:family="text">
      <style:text-properties style:text-position="super 58%" officeooo:rsid="00196f6b"/>
    </style:style>
    <style:style style:name="T64" style:family="text">
      <style:text-properties fo:color="#808080" loext:opacity="100%" style:text-position="0% 100%" fo:font-style="italic" officeooo:rsid="00196f6b" style:font-style-asian="italic" style:font-style-complex="italic"/>
    </style:style>
    <style:style style:name="T65" style:family="text">
      <style:text-properties fo:color="#808080" loext:opacity="100%" style:text-position="0% 100%" fo:font-style="italic" fo:font-weight="normal" officeooo:rsid="00196f6b" style:font-style-asian="italic" style:font-weight-asian="normal" style:font-style-complex="italic" style:font-weight-complex="normal"/>
    </style:style>
    <style:style style:name="T66" style:family="text">
      <style:text-properties fo:color="#e8f2a1" loext:opacity="100%" style:text-underline-style="none" fo:font-weight="normal" officeooo:rsid="0025d2be" style:font-weight-asian="normal" style:font-weight-complex="normal"/>
    </style:style>
    <style:style style:name="T67" style:family="text">
      <style:text-properties fo:color="#e8f2a1" loext:opacity="100%" style:text-underline-style="none" fo:font-weight="normal" style:font-weight-asian="normal" style:font-weight-complex="normal"/>
    </style:style>
    <style:style style:name="T68" style:family="text">
      <style:text-properties fo:color="#afd095" loext:opacity="100%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69" style:family="text">
      <style:text-properties fo:color="#afd095" loext:opacity="100%" style:text-position="sub 58%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70" style:family="text">
      <style:text-properties officeooo:rsid="00344e69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officeooo:rsid="000e37d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ELIČNA PRESNOVA / </text:span><text:span text:style-name="T2">PROCESI RAZGRADNJE</text:span></text:p>
      <text:p text:style-name="P2"/>
      <text:list text:style-name="L1">
        <text:list-item>
          <text:list>
            <text:list-item>
              <text:p text:style-name="P3">Energija je shranjena v C-H vezi</text:p>
            </text:list-item>
            <text:list-item>
              <text:p text:style-name="P3">Ločimo:</text:p>
              <text:list>
                <text:list-item>
                  <text:p text:style-name="P3">ANAEROBNE <text:span text:style-name="T3">(ne potrebujejo kisika – vrenja)</text:span></text:p>
                </text:list-item>
                <text:list-item>
                  <text:p text:style-name="P3">AEROBNE <text:span text:style-name="T3">(potreben je kisik – celično dihanje)</text:span></text:p>
                </text:list-item>
              </text:list>
            </text:list-item>
          </text:list>
        </text:list-item>
      </text:list>
      <text:p text:style-name="P4"><text:tab/></text:p>
      <text:p text:style-name="P5"><text:span text:style-name="T4">─────────────────────────────────</text:span><text:span text:style-name="T5">··</text:span><text:span text:style-name="T4">────────────────────────────────</text:span><text:span text:style-name="T6">CELIČNO DIHANJE</text:span></text:p>
      <text:p text:style-name="P6"/>
      <text:p text:style-name="P4"><text:tab/><text:tab/><text:span text:style-name="T7">1. </text:span><text:span text:style-name="T8">GLIKOLIZA</text:span></text:p>
      <text:list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Poteka v citoplazmi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Vstopne spojine: <text:span text:style-name="T3">(2)</text:span> ADP, C<text:span text:style-name="T9">6</text:span><text:span text:style-name="T10">H</text:span><text:span text:style-name="T9">12</text:span><text:span text:style-name="T10">O</text:span><text:span text:style-name="T9">6</text:span><text:span text:style-name="T10">, </text:span><text:span text:style-name="T11">(2)</text:span><text:span text:style-name="T10"> P</text:span><text:span text:style-name="T9">i</text:span><text:span text:style-name="T10">, </text:span><text:span text:style-name="T11">(2)</text:span><text:span text:style-name="T10"> ATP, </text:span><text:span text:style-name="T11">(2)</text:span><text:span text:style-name="T10"> NAD</text:span></text:p>
                        </text:list-item>
                        <text:list-item>
                          <text:p text:style-name="P9"><text:span text:style-name="T1">Končni produkti: </text:span><text:span text:style-name="T12">(4) </text:span><text:span text:style-name="T1">ATP, </text:span><text:span text:style-name="T12">(4) </text:span><text:span text:style-name="T1">NADH</text:span><text:span text:style-name="T13">+</text:span><text:span text:style-name="T14">H</text:span><text:span text:style-name="T13">+</text:span><text:span text:style-name="T14">, </text:span><text:span text:style-name="T15">(2)</text:span><text:span text:style-name="T14"> Piruvat</text:span></text:p>
                        </text:list-item>
                        <text:list-item>
                          <text:p text:style-name="P10">POTEK GLIKOLIZE <text:span text:style-name="T16">(</text:span><text:span text:style-name="T17">NA PRIMERU GLUKOZE</text:span><text:span text:style-name="T16">)</text:span></text:p>
                          <text:list>
                            <text:list-item>
                              <text:p text:style-name="P10">Na glukozo se vežeta dve fosfatni skupini iz ATP. Nastane glikoza difosfat.</text:p>
                            </text:list-item>
                            <text:list-item>
                              <text:p text:style-name="P10">Glukoza se razcepi na dve molekuli trioze – gliceraldehid fosfat</text:p>
                            </text:list-item>
                            <text:list-item>
                              <text:p text:style-name="P10">Na vsak gliceraldehid se veže še ena fosfatna skupina <text:span text:style-name="T3">(ki ni iz ATP ampak je </text:span><text:span text:style-name="T17">prosta</text:span><text:span text:style-name="T3">)</text:span>. Nastane gliceraldehid difosfat</text:p>
                            </text:list-item>
                            <text:list-item>
                              <text:p text:style-name="P11">Od vsakega gliceraldehida se odcepita dva vodika in se vežeta na NAD nastane NADH<text:span text:style-name="T18">+</text:span><text:span text:style-name="T10">H</text:span><text:span text:style-name="T18">+</text:span><text:span text:style-name="T10"> </text:span></text:p>
                            </text:list-item>
                            <text:list-item>
                              <text:p text:style-name="P11">S tem gliceraldehid izgubi del energije. Nastane fosforglicerolna kislina</text:p>
                            </text:list-item>
                            <text:list-item>
                              <text:p text:style-name="P11">Od vsake molekule po dve fosfatni skupini in se vežeta na ADP, nastane ATP</text:p>
                            </text:list-item>
                            <text:list-item>
                              <text:p text:style-name="P11">Nastane piruvična kislina <text:span text:style-name="T3">(piruvat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><text:tab/></text:p>
      <text:p text:style-name="P4"><text:tab/><text:tab/><text:span text:style-name="T7">2. </text:span><text:span text:style-name="T8">RAZPAD PIRUVATA</text:span></text:p>
      <text:list text:style-name="L4">
        <text:list-item>
          <text:p text:style-name="P12">Poteka v citoplazmi</text:p>
        </text:list-item>
      </text:list>
      <text:list xml:id="list2749766984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">Vstopne spojine: Piruvat</text:p>
                        </text:list-item>
                        <text:list-item>
                          <text:p text:style-name="P13">Končni produkti: CO<text:span text:style-name="T9">2</text:span><text:span text:style-name="T10">, Ocetna kislina</text:span></text:p>
                        </text:list-item>
                        <text:list-item>
                          <text:p text:style-name="P14">VRENJE</text:p>
                        </text:list-item>
                        <text:list-item>
                          <text:p text:style-name="P14">Ločimo:</text:p>
                          <text:list>
                            <text:list-item>
                              <text:p text:style-name="P14">Alkoholno <text:span text:style-name="T3">(</text:span><text:span text:style-name="T11">C</text:span><text:span text:style-name="T19">2</text:span><text:span text:style-name="T11">H</text:span><text:span text:style-name="T19">5</text:span><text:span text:style-name="T11">OH + CO</text:span><text:span text:style-name="T19">2</text:span><text:span text:style-name="T11"> + NAD)</text:span></text:p>
                            </text:list-item>
                            <text:list-item>
                              <text:p text:style-name="P15"><text:span text:style-name="T20">Mlečnokislinsko </text:span><text:span text:style-name="T21">(mlečna kislina + NAD)</text:span></text:p>
                            </text:list-item>
                            <text:list-item>
                              <text:p text:style-name="P14">Ocetnokislinsko <text:span text:style-name="T3">(ocetna kislina + CO</text:span><text:span text:style-name="T19">2</text:span><text:span text:style-name="T11"> + NAD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<text:tab/><text:tab/><text:span text:style-name="T7">3. </text:span><text:span text:style-name="T8">KREBSOV CIKEL</text:span> <text:span text:style-name="T22">(cikel </text:span><text:span text:style-name="T23">citronske kisline</text:span><text:span text:style-name="T22">)</text:span></text:p>
      <text:list text:style-name="L6">
        <text:list-item>
          <text:p text:style-name="P16">Poteka v matriksu mitohondrija</text:p>
        </text:list-item>
      </text:list>
      <text:list xml:id="list190032042958009" text:continue-list="list2749766984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">Vstopne spojine: Ocetna kislina <text:span text:style-name="T24">[2 C]</text:span>, NAD</text:p>
                        </text:list-item>
                        <text:list-item>
                          <text:p text:style-name="P13">Končni produkti: <text:span text:style-name="T3">(2)</text:span> CO<text:span text:style-name="T9">2</text:span><text:span text:style-name="T10">, NADH</text:span><text:span text:style-name="T18">+</text:span><text:span text:style-name="T10">H</text:span><text:span text:style-name="T18">+</text:span></text:p>
                        </text:list-item>
                        <text:list-item>
                          <text:p text:style-name="P17">Ocetna kislina in KOENCIM A <text:span text:style-name="T3">(C</text:span><text:span text:style-name="T19">O</text:span><text:span text:style-name="T25">A)</text:span><text:span text:style-name="T26"> se spojita v AKTIVIRANO OCETNO KISLINO </text:span><text:span text:style-name="T25">(Acetil C</text:span><text:span text:style-name="T27">O</text:span><text:span text:style-name="T25">A)</text:span><text:span text:style-name="T26"> [C</text:span><text:span text:style-name="T28">2</text:span><text:span text:style-name="T26">]. Acetil C</text:span><text:span text:style-name="T28">O</text:span><text:span text:style-name="T26">A se veže z [C</text:span><text:span text:style-name="T28">4</text:span><text:span text:style-name="T26">] in nastane CITRONSKA KISLINA [C</text:span><text:span text:style-name="T28">6</text:span><text:span text:style-name="T26">], iz te se izločita CO</text:span><text:span text:style-name="T28">2</text:span><text:span text:style-name="T26"> in 2H. Nastane [C</text:span><text:span text:style-name="T28">5</text:span><text:span text:style-name="T26">], iz katerega se spet izločita CO</text:span><text:span text:style-name="T28">2</text:span><text:span text:style-name="T26"> in 2H, nastane [C</text:span><text:span text:style-name="T28">4</text:span><text:span text:style-name="T26">]. Iz [C</text:span><text:span text:style-name="T28">4</text:span><text:span text:style-name="T26">] se izločita 2 * 2H in nastane (drugačen) [C</text:span><text:span text:style-name="T28">4</text:span><text:span text:style-name="T26">], ki se spet veže z acetil C</text:span><text:span text:style-name="T28">O</text:span><text:span text:style-name="T26">A. </text:span><text:span text:style-name="T25">(</text:span><text:span text:style-name="T29">PROCES JE CIKILIČEN</text:span><text:span text:style-name="T25">!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><text:soft-page-break/></text:p>
      <text:p text:style-name="P4"><text:tab/><text:tab/><text:span text:style-name="T30">4. </text:span><text:span text:style-name="T31">DIHALNA VERIGA</text:span> <text:span text:style-name="T32">(Pot vodika / </text:span><text:span text:style-name="T33">OKSIDATIVNA FOSFORILACIJA</text:span><text:span text:style-name="T32">)</text:span></text:p>
      <text:list text:style-name="L7">
        <text:list-item>
          <text:p text:style-name="P19">Poteka na notranji membrani</text:p>
        </text:list-item>
      </text:list>
      <text:list text:continue-list="list190032042958009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">Vstopne spojine: NADH<text:span text:style-name="T18">+</text:span><text:span text:style-name="T10">H</text:span><text:span text:style-name="T18">+</text:span><text:span text:style-name="T10">, ADP </text:span><text:span text:style-name="T34">+ </text:span><text:span text:style-name="T10">P</text:span><text:span text:style-name="T9">i</text:span><text:span text:style-name="T10">, O</text:span><text:span text:style-name="T9">2</text:span></text:p>
                        </text:list-item>
                        <text:list-item>
                          <text:p text:style-name="P13">Končni produkti: ATP, NAD, H<text:span text:style-name="T9">2</text:span><text:span text:style-name="T10">O</text:span></text:p>
                        </text:list-item>
                        <text:list-item>
                          <text:p text:style-name="P20"><text:span text:style-name="T35">Elektron</text:span><text:span text:style-name="T36">a</text:span><text:span text:style-name="T35"> se veže</text:span><text:span text:style-name="T36">ta</text:span><text:span text:style-name="T35"> na prenašalce </text:span><text:span text:style-name="T36">in </text:span><text:span text:style-name="T35">med preskoki oddajata energijo, kar provzroči, da prenašalci prenesejo proton iz matriksa v medmembranski prostor. Iz medmembranskega prostora </text:span><text:span text:style-name="T36">protoni</text:span><text:span text:style-name="T35"> slijo nazaj, na poti pa je ATP sintaza ki uporablja premikanje protonov za vrtenje → sintazo ATP.</text:span></text:p>
                          <text:p text:style-name="P21"><text:tab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><text:span text:style-name="T37">─────────────────────────────────</text:span>··<text:span text:style-name="T37">──────────────────────────────</text:span></text:p>
      <text:list xml:id="list190033212209667" text:continue-numbering="true" text:style-name="L5">
        <text:list-item>
          <text:list>
            <text:list-header>
              <text:p text:style-name="P23">FOTOSINTEZA</text:p>
            </text:list-header>
          </text:list>
        </text:list-item>
      </text:list>
      <text:p text:style-name="P24">­</text:p>
      <text:p text:style-name="P25"><text:span text:style-name="T38"><text:tab/></text:span><text:span text:style-name="T39"><text:tab/></text:span><text:span text:style-name="T40">1.</text:span><text:span text:style-name="T41"> </text:span><text:span text:style-name="T42">SVETLOBNE REAKCIJE</text:span></text:p>
      <text:list text:style-name="L8">
        <text:list-item>
          <text:p text:style-name="P26">Poteka v kloroplastu</text:p>
        </text:list-item>
      </text:list>
      <text:list xml:id="list190032118909863" text:continue-list="list190033212209667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7">Vstopne spojine: <text:span text:style-name="T43">E </text:span><text:span text:style-name="T44">(svetloba)</text:span><text:span text:style-name="T43">, H</text:span><text:span text:style-name="T45">2</text:span><text:span text:style-name="T46">O, </text:span><text:span text:style-name="T34">NADP, A</text:span><text:span text:style-name="T47">D</text:span><text:span text:style-name="T34">P + P</text:span><text:span text:style-name="T48">i</text:span></text:p>
                        </text:list-item>
                        <text:list-item>
                          <text:p text:style-name="P27">Končni produkti: <text:span text:style-name="T43">O</text:span><text:span text:style-name="T45">2</text:span><text:span text:style-name="T46"> </text:span><text:span text:style-name="T49">(iz</text:span><text:span text:style-name="T50">ločijo</text:span><text:span text:style-name="T49">)</text:span><text:span text:style-name="T46">, ATP, NADH</text:span><text:span text:style-name="T51">+</text:span><text:span text:style-name="T46">H</text:span><text:span text:style-name="T51">+</text:span></text:p>
                        </text:list-item>
                        <text:list-item>
                          <text:p text:style-name="P28">Končni produkti vstopijo v temotne reakcije <text:span text:style-name="T3">(cikel)</text:span></text:p>
                        </text:list-item>
                        <text:list-item>
                          <text:p text:style-name="P29">STOPNJE SVETLOBNIH REAKCIJ:</text:p>
                          <text:p text:style-name="P30"><text:span text:style-name="T38">I</text:span>. <text:span text:style-name="T52">FOTOLIZA</text:span></text:p>
                          <text:list>
                            <text:list-item>
                              <text:list>
                                <text:list-item>
                                  <text:p text:style-name="P29">Voda razpade na 2 H<text:span text:style-name="T18">+</text:span><text:span text:style-name="T10"> iona, 2 e</text:span><text:span text:style-name="T18">-</text:span><text:span text:style-name="T10"> in O</text:span><text:span text:style-name="T9">2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p text:style-name="P32"><text:tab/><text:tab/><text:tab/><text:span text:style-name="T53">II</text:span><text:span text:style-name="T54">. </text:span><text:span text:style-name="T55">CIKLIČNA FOSFORILACIJA</text:span></text:p>
      <text:list text:style-name="L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3">2 e<text:span text:style-name="T18">-</text:span><text:span text:style-name="T10"> iz vode gresta v FOTOSISTEM 2 </text:span><text:span text:style-name="T11">(klorofil in Mg) </text:span><text:span text:style-name="T10">na katerega pada svetloba in tam elektrona dobita energijo. Iz tam gresta v PLASTOKINON iz katerega gresta v FOTOSISTEM 1 </text:span><text:span text:style-name="T11">(klorofil in Mg)</text:span><text:span text:style-name="T10"> med tem izgubita energijo, ki se porabi za vezavo ADP in P</text:span><text:span text:style-name="T9">i</text:span><text:span text:style-name="T10"> (način prenosa je enak kot pri dihalni ver</text:span><text:span text:style-name="T56">i</text:span><text:span text:style-name="T10">gi le da gre tukaj iz STROME v medmembranski prostor). </text:span><text:span text:style-name="T57">V fotosistemu 1 znova iz svetlobe pridobita energijo, </text:span><text:span text:style-name="T58">gresta v FEREDOKSIN ter </text:span><text:span text:style-name="T57">zaokrožita nazaj v plastokinion. </text:span><text:span text:style-name="T59">(</text:span><text:span text:style-name="T60">PROCES JE </text:span><text:span text:style-name="T61">CIK</text:span><text:span text:style-name="T60">LIČEN</text:span><text:span text:style-name="T61">!</text:span><text:span text:style-name="T59">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35"><text:tab/><text:tab/><text:tab/><text:span text:style-name="T53">III</text:span><text:span text:style-name="T54">. </text:span><text:span text:style-name="T55">NECIKLIČNA FOSFORILACIJA</text:span></text:p>
      <text:list text:style-name="L10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6">2 e<text:span text:style-name="T18">-</text:span><text:span text:style-name="T10"> iz vode gresta v FOTOSISTEM 2 </text:span><text:span text:style-name="T11">(klorofil in Mg) </text:span><text:span text:style-name="T10">na katerega pada svetloba in tam elektrona dobita energijo. Iz tam gresta v PLASTOKINON iz katerega gresta v FOTOSISTEM 1 </text:span><text:span text:style-name="T11">(klorofil in Mg)</text:span><text:span text:style-name="T10"> med tem izgubita energijo, ki se porabi za vezavo ADP in P</text:span><text:span text:style-name="T9">i</text:span><text:span text:style-name="T10"> </text:span><text:span text:style-name="T11">(način prenosa je enak kot pri dihalni ver</text:span><text:span text:style-name="T62">i</text:span><text:span text:style-name="T11">gi le da gre tukaj iz STROME v medmembranski prostor)</text:span><text:span text:style-name="T10">. </text:span><text:span text:style-name="T57">V fotosistemu 1 znova iz svetlobe pridobita energijo, </text:span><text:span text:style-name="T58">gresta v FEREDOKSIN. Iz tam se elektrona združita z H</text:span><text:span text:style-name="T63">+</text:span><text:span text:style-name="T58"> </text:span><text:span text:style-name="T64">(iz vode)</text:span><text:span text:style-name="T57"> </text:span><text:span text:style-name="T58">ter NADP in nastane NADPH</text:span><text:span text:style-name="T63">+</text:span><text:span text:style-name="T58">H</text:span><text:span text:style-name="T63">+</text:span><text:span text:style-name="T58">. </text:span><text:span text:style-name="T65">(PROCES JE NECIKLIČEN!)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><text:span text:style-name="T38"><text:tab/><text:tab/></text:span><text:span text:style-name="T66">2</text:span><text:span text:style-name="T67">. </text:span><text:span text:style-name="T42">TEMOTNE REAKCIJE</text:span></text:p>
      <text:list text:continue-list="list190032118909863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7">Vstopne spojine: <text:span text:style-name="T43">ATP, NADPH</text:span><text:span text:style-name="T51">+</text:span><text:span text:style-name="T46">H</text:span><text:span text:style-name="T51">+</text:span><text:span text:style-name="T46">, CO</text:span><text:span text:style-name="T45">2</text:span> </text:p>
                        </text:list-item>
                        <text:list-item>
                          <text:p text:style-name="P27">Končni produkti: <text:span text:style-name="T43">C</text:span><text:span text:style-name="T45">6</text:span><text:span text:style-name="T46">H</text:span><text:span text:style-name="T45">12</text:span><text:span text:style-name="T46">O</text:span><text:span text:style-name="T45">6</text:span><text:span text:style-name="T46">, ADP </text:span><text:span text:style-name="T34">+ </text:span><text:span text:style-name="T46">P</text:span><text:span text:style-name="T45">i</text:span><text:span text:style-name="T46">, NADP</text:span></text:p>
                        </text:list-item>
                        <text:list-item>
                          <text:p text:style-name="P28">Končni produkti nato spet vstopijo v svetobne reakcije (cikel)</text:p>
                        </text:list-item>
                        <text:list-item>
                          <text:p text:style-name="P38">STOPNJE TEMOTNIH REAKCIJ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9"><text:tab/><text:tab/><text:tab/><text:span text:style-name="T53">I</text:span><text:span text:style-name="T68">. V</text:span><text:span text:style-name="T55">EZAVA</text:span><text:span text:style-name="T68"> CO</text:span><text:span text:style-name="T69">2</text:span></text:p>
      <text:list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8"><text:span text:style-name="T10">CO</text:span><text:span text:style-name="T9">2 </text:span><text:span text:style-name="T10">se s pomočjo encima RUBISCO veže na RIBULOZO [C</text:span><text:span text:style-name="T9">5</text:span><text:span text:style-name="T10">] in nastane [C</text:span><text:span text:style-name="T9">6</text:span><text:span text:style-name="T10">], ki obstaja zelo malo časa in razpade na 2 GLICEROLNI KISLINI [C</text:span><text:span text:style-name="T9">3</text:span><text:span text:style-name="T10">]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9"/>
      <text:p text:style-name="P40"><text:tab/><text:tab/><text:tab/><text:span text:style-name="T53">II</text:span><text:span text:style-name="T54">. RE</text:span><text:span text:style-name="T55">DUKCIJA</text:span></text:p>
      <text:list text:style-name="L11">
        <text:list-item>
          <text:list>
            <text:list-item>
              <text:list>
                <text:list-item>
                  <text:p text:style-name="P41">2 glicerolni kislini pridobita <text:span text:style-name="T70">elektron</text:span> iz 2 NADPH<text:span text:style-name="T18">+</text:span><text:span text:style-name="T10">H</text:span><text:span text:style-name="T18">+</text:span><text:span text:style-name="T10"> ter energijo za vezavo iz ATP. Nastaneta 2 GLICERALDEHIDA</text:span></text:p>
                </text:list-item>
              </text:list>
            </text:list-item>
          </text:list>
        </text:list-item>
      </text:list>
      <text:p text:style-name="P42"/>
      <text:p text:style-name="P42"/>
      <text:p text:style-name="P42"><text:tab/><text:tab/><text:span text:style-name="T71"><text:tab/></text:span><text:span text:style-name="T53">III</text:span><text:span text:style-name="T68">. REGENERACIJA</text:span></text:p>
      <text:list text:style-name="L12">
        <text:list-item>
          <text:list>
            <text:list-item>
              <text:list>
                <text:list-item>
                  <text:p text:style-name="P43">Del GLICERALDEHIDA se spremeni v RIBULOZO, ostal del pa v 2 GLUKOZI</text:p>
                </text:list-item>
              </text:list>
            </text:list-item>
          </text:list>
        </text:list-item>
      </text:list>
      <text:p text:style-name="P42"/>
      <text:p text:style-name="P44">─────────────────────────────────··──────────────────────────────</text:p>
      <text:p text:style-name="P42"/>
      <text:p text:style-name="P45">┌────────────────────────────────────────────────────────────────┐</text:p>
      <text:p text:style-name="P46">│ATP – <text:span text:style-name="T71">Adenin tri fosfat <text:s text:c="40"/></text:span><text:span text:style-name="T72">│ <text:s text:c="63"/>│ <text:s text:c="63"/>│</text:span></text:p>
      <text:p text:style-name="P46">│NAD – <text:span text:style-name="T71">Nikotinamid adenin dinukleotid <text:s text:c="27"/></text:span><text:span text:style-name="T72">│</text:span><text:span text:style-name="T71"> <text:s text:c="47"/></text:span></text:p>
      <text:p text:style-name="P45"><text:span text:style-name="T73">└</text:span>────────────────────────────────────────────────────────────────┘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MesloLGS NF" svg:font-family="'MesloLGS NF'" style:font-pitch="fixed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1T14:19:22.854395218</meta:creation-date>
    <dc:date>2025-05-22T19:00:31.651438524</dc:date>
    <meta:editing-duration>PT4H11M20S</meta:editing-duration>
    <meta:editing-cycles>68</meta:editing-cycles>
    <meta:generator>LibreOffice/25.2.3.2$Linux_X86_64 LibreOffice_project/520$Build-2</meta:generator>
    <meta:print-date>2025-05-21T17:27:22.653775141</meta:print-date>
    <meta:printed-by>PDF files</meta:printed-by>
    <meta:document-statistic meta:table-count="0" meta:image-count="0" meta:object-count="0" meta:page-count="3" meta:paragraph-count="71" meta:word-count="700" meta:character-count="4627" meta:non-whitespace-character-count="3766"/>
  </office:meta>
</office:document-meta>
</file>